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39f7" officeooo:paragraph-rsid="000039f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039f7" officeooo:paragraph-rsid="000039f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13155" officeooo:paragraph-rsid="0001315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195eb" officeooo:paragraph-rsid="000195e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155" officeooo:paragraph-rsid="0001315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95eb" officeooo:paragraph-rsid="000195eb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onné</text:p>
      <text:p text:style-name="P2"/>
      <text:p text:style-name="P2"/>
      <text:p text:style-name="P5">Format : <text:span text:style-name="T1">Base de donnée relationnel + dossier comprenant les fichiers</text:span></text:p>
      <text:p text:style-name="P5"><text:span text:style-name="T1"/></text:p>
      <text:p text:style-name="P5">Rôle</text:p>
      <text:p text:style-name="P3">Contenir toutes les données de l’application.</text:p>
      <text:p text:style-name="P3">Permet de conserver les résultats sous table SQL et fichier.</text:p>
      <text:p text:style-name="P3">Contient les avancements des recherches.</text:p>
      <text:p text:style-name="P3">Communication entre le module UI-Front et Back-Control.</text:p>
      <text:p text:style-name="P3"/>
      <text:p text:style-name="P3"/>
      <text:p text:style-name="P6">Option</text:p>
      <text:p text:style-name="P4">nom utilisateur, mot de passe, chemin vers le dossier des fichi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7:05:49.142078674</meta:creation-date>
    <dc:date>2022-03-03T17:28:09.099826602</dc:date>
    <meta:editing-duration>PT22M1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5" meta:character-count="358" meta:non-whitespace-character-count="312"/>
  </office:meta>
</office:document-meta>
</file>